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gr1" style:family="graphic">
      <style:graphic-properties draw:fill-color="#cccccc" draw:textarea-horizontal-align="justify" draw:textarea-vertical-align="top" draw:auto-grow-height="false" fo:min-height="47mm" fo:min-width="81.69mm" fo:padding-top="1mm" fo:padding-bottom="1mm" fo:padding-left="1mm" fo:padding-right="1mm" fo:wrap-option="wrap"/>
    </style:style>
    <style:style style:name="gr2" style:family="graphic">
      <style:graphic-properties draw:fill-color="#cccccc" draw:textarea-horizontal-align="justify" draw:textarea-vertical-align="top" draw:auto-grow-height="false" fo:min-height="61.21mm" fo:min-width="81.68mm" fo:padding-top="1mm" fo:padding-bottom="1mm" fo:padding-left="1mm" fo:padding-right="1mm" fo:wrap-option="wrap"/>
    </style:style>
    <style:style style:name="gr3" style:family="graphic">
      <style:graphic-properties draw:fill-color="#ffffff" draw:textarea-horizontal-align="justify" draw:textarea-vertical-align="top" draw:auto-grow-height="false" fo:min-height="42.24mm" fo:min-width="93.77mm" fo:padding-top="1mm" fo:padding-bottom="1mm" fo:padding-left="1mm" fo:padding-right="1mm" fo:wrap-option="wrap"/>
    </style:style>
    <style:style style:name="gr4" style:family="graphic">
      <style:graphic-properties draw:fill-color="#ffffff" draw:textarea-horizontal-align="justify" draw:textarea-vertical-align="top" draw:auto-grow-height="false" fo:min-height="42.84mm" fo:min-width="93.77mm" fo:padding-top="1mm" fo:padding-bottom="1mm" fo:padding-left="1mm" fo:padding-right="1mm" fo:wrap-option="wrap"/>
    </style:style>
    <style:style style:name="gr5" style:family="graphic">
      <style:graphic-properties draw:fill-color="#ffffff" draw:textarea-horizontal-align="justify" draw:textarea-vertical-align="top" draw:auto-grow-height="false" fo:min-height="48.5mm" fo:min-width="93.77mm" fo:padding-top="1mm" fo:padding-bottom="1mm" fo:padding-left="1mm" fo:padding-right="1mm" fo:wrap-option="wrap"/>
    </style:style>
    <style:style style:name="gr6" style:family="graphic">
      <style:graphic-properties draw:fill-color="#99ff66" draw:opacity="20%" draw:textarea-horizontal-align="justify" draw:textarea-vertical-align="top" draw:auto-grow-height="false" fo:min-height="39.23mm" fo:min-width="93.77mm" fo:padding-top="1mm" fo:padding-bottom="1mm" fo:padding-left="1mm" fo:padding-right="1mm" fo:wrap-option="wrap" draw:shadow-opacity="20%"/>
    </style:style>
    <style:style style:name="gr7" style:family="graphic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cccccc"/>
      <style:paragraph-properties fo:text-align="start"/>
      <style:text-properties fo:font-family="Laksaman" style:font-pitch="variable" fo:font-weight="bold" style:font-weight-asian="bold" style:font-weight-complex="bold"/>
    </style:style>
    <style:style style:name="P4" style:family="paragraph">
      <loext:graphic-properties draw:fill-color="#ffffff"/>
      <style:paragraph-properties fo:text-align="end"/>
      <style:text-properties fo:font-family="Laksaman" style:font-pitch="variabl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99ff66" draw:opacity="20%"/>
      <style:paragraph-properties fo:text-align="start"/>
      <style:text-properties fo:font-family="Laksaman" style:font-pitch="variable" fo:font-weight="bold" style:font-weight-asian="bold" style:font-weight-complex="bold"/>
    </style:style>
    <style:style style:name="T1" style:family="text">
      <style:text-properties fo:font-family="Laksaman" style:font-pitch="variable" fo:font-weight="bold" style:font-weight-asian="bold" style:font-weight-complex="bold"/>
    </style:style>
    <style:style style:name="T2" style:family="text">
      <style:text-properties fo:font-family="Laksaman" style:font-pitch="variabl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family="Laksa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family="Laksa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family="Laksaman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family="Laksa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font-family="Laksa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family="Laksaman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family="Laksaman" style:font-pitch="variable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0" style:family="text">
      <style:text-properties fo:font-family="Laksaman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family="Laksa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family="Laksaman" style:font-pitch="variable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3" style:family="text">
      <style:text-properties fo:font-family="Laksaman" style:font-pitch="variable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4" style:family="text">
      <style:text-properties fo:font-family="Laksaman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family="Laksaman" style:font-pitch="variable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font-family="Laksaman" style:font-pitch="variable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7" style:family="text">
      <style:text-properties fo:font-family="Laksaman" style:font-pitch="variabl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family="Laksa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family="Laksa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/>
      <table:table table:name="Arkusz1" table:style-name="ta1">
        <table:shapes>
          <draw:custom-shape draw:z-index="0" draw:style-name="gr1" draw:text-style-name="P3" svg:width="83.69mm" svg:height="49mm" svg:x="2.37mm" svg:y="69.03mm">
            <text:p text:style-name="P1"><text:span text:style-name="T1">subaruLegacy </text:span><text:span text:style-name="T2">(instance </text:span><text:span text:style-name="T2">of Car):</text:span></text:p>
            <text:p text:style-name="P1"><text:span text:style-name="T3">Own props: </text:span><text:span text:style-name="T4">[make, model, year, </text:span><text:span text:style-name="T4">nrOfWheels, poweredBy];</text:span></text:p>
            <text:p text:style-name="P1"><text:span text:style-name="T5">Own </text:span><text:span text:style-name="T6">inherited</text:span><text:span text:style-name="T5"> props: </text:span><text:span text:style-name="T7">from Vehicle</text:span><text:span text:style-name="T5"> </text:span><text:span text:style-name="T8">[nrOfWheels, poweredBy]</text:span></text:p>
            <text:p text:style-name="P1"><text:span text:style-name="T3">Car proptotype props: </text:span><text:span text:style-name="T4">[examples, introduction]</text:span></text:p>
            <text:p text:style-name="P1"><text:span text:style-name="T9">______________________________________</text:span><text:span text:style-name="T9">________________________</text:span></text:p>
            <text:p text:style-name="P2"><text:span text:style-name="T10">___proto___</text:span></text:p>
            <text:p text:style-name="P1"><text:span text:style-name="T4"/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3" svg:width="83.68mm" svg:height="63.21mm" svg:x="2.39mm" svg:y="123.19mm">
            <text:p text:style-name="P1"><text:span text:style-name="T1">peugeot206 </text:span><text:span text:style-name="T2">(instance of Car):</text:span></text:p>
            <text:p text:style-name="P1"><text:span text:style-name="T3">Own props: </text:span><text:span text:style-name="T4">[make, model, year, examples, nrOfWheels, poweredBy];</text:span></text:p>
            <text:p text:style-name="P1"><text:span text:style-name="T5">Own </text:span><text:span text:style-name="T6">inherited</text:span><text:span text:style-name="T5"> props: </text:span><text:span text:style-name="T7">from Vehicle</text:span><text:span text:style-name="T5"> </text:span><text:span text:style-name="T8">[nrOfWheels, poweredBy]</text:span></text:p>
            <text:p text:style-name="P1"><text:span text:style-name="T3">Car proptotype props: </text:span><text:span text:style-name="T4">[examples, introduction]</text:span></text:p>
            <text:p text:style-name="P1"><text:span text:style-name="T10">‘</text:span><text:span text:style-name="T10">examples’ is the own prop, as it was specified exclusively for this instance</text:span></text:p>
            <text:p text:style-name="P1"><text:span text:style-name="T9">______________________________________________________________</text:span></text:p>
            <text:p text:style-name="P2"><text:span text:style-name="T10">__proto__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4" svg:width="95.77mm" svg:height="44.24mm" svg:x="93.83mm" svg:y="132.49mm">
            <text:p text:style-name="P2"><text:span text:style-name="T11">Constructor</text:span></text:p>
            <text:p text:style-name="P1"><text:span text:style-name="T12">_____________________________________________________________________________</text:span></text:p>
            <text:p text:style-name="P1"><text:span text:style-name="T3">Prototype </text:span><text:span text:style-name="T11">of constructor of peugeot206: </text:span><text:span text:style-name="T3">Car </text:span><text:span text:style-name="T11">prototype</text:span></text:p>
            <text:p text:style-name="P1"><text:span text:style-name="T3">examples: </text:span><text:span text:style-name="T4">[‘subaru impreza’, ‘maseratti…]</text:span></text:p>
            <text:p text:style-name="P1"><text:span text:style-name="T3">Introduction:</text:span><text:span text:style-name="T4"> f()</text:span></text:p>
            <text:p text:style-name="P1"><text:span text:style-name="T13">_______________________________________________________________________</text:span></text:p>
            <text:p text:style-name="P2"><text:span text:style-name="T14">__proto__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95.77mm" svg:height="44.84mm" svg:x="197.58mm" svg:y="132.49mm">
            <text:p text:style-name="P2"><text:span text:style-name="T15">Constructor</text:span></text:p>
            <text:p text:style-name="P1"><text:span text:style-name="T16">_____________________________________________________________________________</text:span></text:p>
            <text:p text:style-name="P1"><text:span text:style-name="T3">Prototype </text:span><text:span text:style-name="T11">of constructor that Car inherits from:</text:span></text:p>
            <text:p text:style-name="P5"><text:span text:style-name="T3">CombustionEngineVehicle</text:span></text:p>
            <text:p text:style-name="P1"><text:span text:style-name="T3">examples: </text:span><text:span text:style-name="T4">[‘car’, ‘motorcycle’]</text:span></text:p>
            <text:p text:style-name="P1"><text:span text:style-name="T13">_______________________________________________________________________</text:span></text:p>
            <text:p text:style-name="P2"><text:span text:style-name="T14">__proto__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z-index="4" draw:style-name="gr5" draw:text-style-name="P4" svg:width="95.77mm" svg:height="50.5mm" svg:x="300.44mm" svg:y="132.25mm">
            <text:p text:style-name="P2"><text:span text:style-name="T17">Constructor</text:span></text:p>
            <text:p text:style-name="P1"><text:span text:style-name="T16">_____________________________________________________________________________</text:span></text:p>
            <text:p text:style-name="P1"><text:span text:style-name="T3">Prototype </text:span><text:span text:style-name="T11">of constructor that </text:span><text:span text:style-name="T18">CombustionEngineVehicle</text:span><text:span text:style-name="T11"> inherits from: </text:span><text:span text:style-name="T3">Vehicle</text:span></text:p>
            <text:p text:style-name="P1"><text:span text:style-name="T3">examples: </text:span><text:span text:style-name="T4">[‘bicycle’, ‘motorcycle’, ‘car’, ‘train’]</text:span></text:p>
            <text:p text:style-name="P1"><text:span text:style-name="T3">GiveExamples():</text:span><text:span text:style-name="T4"> f()</text:span></text:p>
            <text:p text:style-name="P1"><text:span text:style-name="T13">_______________________________________________________________________</text:span></text:p>
            <text:p text:style-name="P2"><text:span text:style-name="T14">__proto__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z-index="5" draw:style-name="gr6" draw:text-style-name="P6" svg:width="95.77mm" svg:height="41.23mm" svg:x="93.98mm" svg:y="85.51mm">
            <text:p text:style-name="P1"><text:span text:style-name="T3">Constructor: <text:s/></text:span><text:span text:style-name="T19">f </text:span><text:span text:style-name="T3">Car</text:span></text:p>
            <text:p text:style-name="P1"><text:span text:style-name="T3">prototype: </text:span><text:span text:style-name="T4">{examples, introduction}</text:span></text:p>
            <text:p text:style-name="P1"><text:span text:style-name="T3">Introduction:</text:span><text:span text:style-name="T4"> f()</text:span></text:p>
            <text:p text:style-name="P1"><text:span text:style-name="T13">_______________________________________________________________________</text:span></text:p>
            <text:p text:style-name="P2"><text:span text:style-name="T14">__proto__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line draw:z-index="6" draw:style-name="gr7" draw:text-style-name="P5" svg:x1="186.11mm" svg:y1="172.49mm" svg:x2="193.74mm" svg:y2="172.49mm">
            <text:p/>
          </draw:line>
          <draw:line draw:z-index="7" draw:style-name="gr7" draw:text-style-name="P5" svg:x1="193.74mm" svg:y1="172.49mm" svg:x2="193.74mm" svg:y2="137.57mm">
            <text:p/>
          </draw:line>
          <draw:line draw:z-index="8" draw:style-name="gr7" draw:text-style-name="P5" svg:x1="193.74mm" svg:y1="137.27mm" svg:x2="270.32mm" svg:y2="137.27mm">
            <text:p/>
          </draw:line>
          <draw:custom-shape draw:z-index="9" draw:style-name="gr3" draw:text-style-name="P4" svg:width="95.77mm" svg:height="44.24mm" svg:x="93.99mm" svg:y="34.92mm">
            <text:p text:style-name="P2"><text:span text:style-name="T11">Constructor</text:span></text:p>
            <text:p text:style-name="P1"><text:span text:style-name="T12">_____________________________________________________________________________</text:span></text:p>
            <text:p text:style-name="P1"><text:span text:style-name="T3">Prototype </text:span><text:span text:style-name="T11">of constructor of peugeot206: </text:span><text:span text:style-name="T3">Car </text:span><text:span text:style-name="T11">prototype</text:span></text:p>
            <text:p text:style-name="P1"><text:span text:style-name="T3">examples: </text:span><text:span text:style-name="T4">[‘subaru impreza’, ‘maseratti…]</text:span></text:p>
            <text:p text:style-name="P1"><text:span text:style-name="T3">Introduction:</text:span><text:span text:style-name="T4"> f()</text:span></text:p>
            <text:p text:style-name="P1"><text:span text:style-name="T13">_______________________________________________________________________</text:span></text:p>
            <text:p text:style-name="P2"><text:span text:style-name="T14">__proto__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5" table:default-cell-style-name="ce1"/>
        <table:table-row table:style-name="ro1" table:number-rows-repeated="42">
          <table:table-cell table:number-columns-repeated="25"/>
        </table:table-row>
        <table:table-row table:style-name="ro1">
          <table:table-cell table:style-name="Default" table:number-columns-repeated="18"/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 calcext:value-type="string">
            <text:p>__proto__ wskazuje na prototype konstruktora danego obiektu. Więc konstruktorem konstruktora (Car) jest funkcja. Konstruktor Car ma też prototype, który jest prototypem obiektu tworzonego przez ten konstruktor</text:p>
          </table:table-cell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office:value-type="string" calcext:value-type="string">
            <text:p>prototype: właściwość konstruktorów, wskazuje na prototyp obiektu, który będzie stworzony</text:p>
          </table:table-cell>
          <table:table-cell table:style-name="Default" table:number-columns-repeated="22"/>
        </table:table-row>
        <table:table-row table:style-name="ro1" table:number-rows-repeated="2">
          <table:table-cell table:style-name="Default" table:number-columns-repeated="2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<text:a xlink:href="https://levelup.gitconnected.com/prototypal-inheritance-the-big-secret-behind-classes-in-javascript-e7368e76e92a" xlink:type="simple">https://levelup.gitconnected.com/prototypal-inheritance-the-big-secret-behind-classes-in-javascript-e7368e76e92a</text:a></text:p>
          </table:table-cell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00:13:43.755386490</meta:creation-date>
    <dc:date>2022-01-06T04:45:52.367582276</dc:date>
    <meta:editing-duration>PT1H10M10S</meta:editing-duration>
    <meta:editing-cycles>15</meta:editing-cycles>
    <meta:generator>LibreOffice/5.1.6.2$Linux_X86_64 LibreOffice_project/10m0$Build-2</meta:generator>
    <meta:document-statistic meta:table-count="1" meta:cell-count="3" meta:object-count="10"/>
  </office:meta>
</office:document-meta>
</file>